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s.using( final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ClassLoaderBuilder.withParent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hableClassesFinder.addFromFileBasedClassLoader( Set &lt; String &gt; classes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olatedURLClassLoaderBuilder.withCurrentCodeSource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ludingURLClassLoaderBuilder.withCurrentCodeSource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IsolatedURLClassLoader.findClas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achableClassesFinder.omit( String ... qualifiedName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s.pathToUrl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oaderExecutor.newThread( Runna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MemoryClassLoader.find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oaders.inMemor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latedURLClassLoaderBuilder.withPrivateCopyOf( String ... private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s.pathsToURLs( String ... codeSource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s.isolated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ludingURLClassLoaderBuilder.withCodeSourceUrls( String ...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Executor.execute( final Runnable tas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lassLoaders.obtainCurrentClassPathOf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LoaderExecutor.reloadTaskInClassLoader( Runnable tas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achableClassesFinder.classNameFor( File root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IsolatedURLClassLoader.classShouldBePriva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olatedURLClassLoaderBuilder.withCodeSourceUrlOf( Class &lt; ? &gt; ... 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IsolatedURLClassLoader.classShouldBeExclude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Loaders.coverageToo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ExcludingURLClassLoader.find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olatedURLClassLoader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oaders.system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Handler.MemHandler( InMemoryClassLoader inMemory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ClassLoad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Executo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hableClassesFinder.listOwnedClass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mURLConnection.MemURLConnection( URL url , InMemoryClassLoader inMemory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xcludingURLClassLoader.LocalExcludingURLClassLoader( ClassLoader classLoader , URL [ ] urls , ArrayList &lt; String &gt; excluded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MemoryClassLoader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ludingURLClassLoaderBuilder.withCodeSourceUrlOf( Class &lt; ? &gt; ... 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hableClassesFinder.findClassQualifiedNames( File root , File file , Set &lt; String &gt; packageFil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MemoryClassLoader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s.pathsToURLs( List &lt; String &gt; codeSourceUr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Loaders.excluding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Executor.ClassLoaderExecuto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ClassLoader.getResources( String igno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ClassLoader.InMemoryClassLoader( ClassLoader parent , Map &lt; String , byte [ ] &gt; inMemoryClass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Executor.unwrapAndThrows( Execution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xcludingURLClassLoader.classShouldBeExclude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Loaders.ClassLo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s.safeGet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URL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chableClassesFinder.addFromInMemoryBasedClassLoader( Set &lt; String &gt; classes ,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ludingURLClassLoaderBuilder.without( String ... private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IsolatedURLClassLoader.LocalIsolatedURLClassLoader( ClassLoader classLoader , URL [ ] urls , ArrayList &lt; String &gt; privateCopyPrefixes , ArrayList &lt; String &gt; excluded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hableClassesFinder.ReachableClassesFin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ludingURLClassLoader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URL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s.curren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s.in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s.jdk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ClassLoader.inMemory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achableClassesFinder.excludes( String qualifiedName , Set &lt; String &gt; packageFil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ClassLoaderBuilder.withClassDefinition( String name , byte [ ] class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olatedURLClassLoaderBuilder.withCodeSourceUrls( String ...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olatedURLClassLoaderBuilder.without( String ... private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